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d38c" officeooo:paragraph-rsid="000ed38c"/>
    </style:style>
    <style:style style:name="P2" style:family="paragraph" style:parent-style-name="Standard">
      <style:paragraph-properties fo:text-align="center" style:justify-single-word="false"/>
      <style:text-properties officeooo:rsid="000ed38c" officeooo:paragraph-rsid="000ed38c"/>
    </style:style>
    <style:style style:name="P3" style:family="paragraph" style:parent-style-name="Standard">
      <style:text-properties officeooo:rsid="001466b9" officeooo:paragraph-rsid="001466b9"/>
    </style:style>
    <style:style style:name="P4" style:family="paragraph" style:parent-style-name="Standard">
      <style:text-properties fo:font-size="11pt" officeooo:rsid="0010ab75" officeooo:paragraph-rsid="0010ab75" style:font-size-asian="11pt" style:font-size-complex="11pt"/>
    </style:style>
    <style:style style:name="P5" style:family="paragraph" style:parent-style-name="Standard">
      <style:text-properties fo:font-size="11pt" officeooo:rsid="0010ab75" officeooo:paragraph-rsid="001466b9" style:font-size-asian="11pt" style:font-size-complex="11pt"/>
    </style:style>
    <style:style style:name="P6" style:family="paragraph" style:parent-style-name="Standard">
      <style:text-properties fo:font-size="11pt" officeooo:rsid="000ed38c" officeooo:paragraph-rsid="000ed38c" style:font-size-asian="11pt" style:font-size-complex="11pt"/>
    </style:style>
    <style:style style:name="P7" style:family="paragraph" style:parent-style-name="Standard">
      <style:text-properties fo:font-size="11pt" officeooo:rsid="000fd438" officeooo:paragraph-rsid="000fd438" style:font-size-asian="11pt" style:font-size-complex="11pt"/>
    </style:style>
    <style:style style:name="P8" style:family="paragraph" style:parent-style-name="Standard">
      <style:text-properties fo:font-size="11pt" officeooo:rsid="001466b9" officeooo:paragraph-rsid="001466b9" style:font-size-asian="11pt" style:font-size-complex="11pt"/>
    </style:style>
    <style:style style:name="P9" style:family="paragraph" style:parent-style-name="Standard">
      <style:text-properties fo:font-size="11pt" officeooo:rsid="00174851" officeooo:paragraph-rsid="00174851" style:font-size-asian="11pt" style:font-size-complex="11pt"/>
    </style:style>
    <style:style style:name="P10" style:family="paragraph" style:parent-style-name="Standard">
      <style:text-properties fo:font-size="11pt" style:text-underline-style="solid" style:text-underline-width="auto" style:text-underline-color="font-color" officeooo:rsid="001466b9" officeooo:paragraph-rsid="001466b9" style:font-size-asian="11pt" style:font-size-complex="11pt"/>
    </style:style>
    <style:style style:name="P11" style:family="paragraph" style:parent-style-name="Standard">
      <style:text-properties fo:font-size="11pt" style:text-underline-style="solid" style:text-underline-width="auto" style:text-underline-color="font-color" officeooo:rsid="00174851" officeooo:paragraph-rsid="00174851" style:font-size-asian="11pt" style:font-size-complex="11pt"/>
    </style:style>
    <style:style style:name="P12" style:family="paragraph" style:parent-style-name="Standard">
      <style:text-properties fo:font-size="11pt" style:text-underline-style="solid" style:text-underline-width="auto" style:text-underline-color="font-color" officeooo:rsid="00156009" officeooo:paragraph-rsid="00156009" style:font-size-asian="11pt" style:font-size-complex="11pt"/>
    </style:style>
    <style:style style:name="T1" style:family="text">
      <style:text-properties officeooo:rsid="000fd438"/>
    </style:style>
    <style:style style:name="T2" style:family="text">
      <style:text-properties officeooo:rsid="0010ab75"/>
    </style:style>
    <style:style style:name="T3" style:family="text">
      <style:text-properties officeooo:rsid="001466b9"/>
    </style:style>
    <style:style style:name="T4" style:family="text">
      <style:text-properties style:text-position="super 58%" officeooo:rsid="001466b9"/>
    </style:style>
    <style:style style:name="T5" style:family="text">
      <style:text-properties officeooo:rsid="00156009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7bbe8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Request for Booking and Release Data<text:tab/><text:tab/><text:tab/></text:span><text:span text:style-name="T10">5/16/2016</text:span></text:p>
      <text:p text:style-name="P1"/>
      <text:p text:style-name="P4">This is a follow-up to a phone conversation with Chris Peek on 5/12/16 <text:span text:style-name="T3">concerning a request for historical and near real-time booking and release data</text:span>.</text:p>
      <text:p text:style-name="P4"/>
      <text:p text:style-name="P10">Historical Data Request</text:p>
      <text:p text:style-name="P6">This is a request for <text:span text:style-name="T1">an electronic copy of </text:span>all non-restricted publicly available <text:span text:style-name="T1">booking</text:span> data similar to what is available on the Sheriff Office's website. As an example, data available from these links:</text:p>
      <text:p text:style-name="P6"/>
      <text:p text:style-name="P1"><text:a xlink:type="simple" xlink:href="http://www.hcso.tampa.fl.us/PublicInquiry/ArrestInquiry" text:style-name="Internet_20_link" text:visited-style-name="Visited_20_Internet_20_Link"><text:span text:style-name="T7">http://www.hcso.tampa.fl.us/PublicInquiry/ArrestInquiry</text:span></text:a></text:p>
      <text:p text:style-name="P1"><text:a xlink:type="simple" xlink:href="http://www.hcso.tampa.fl.us/PublicInquiry/Arrest/Inquiry/Search" text:style-name="Internet_20_link" text:visited-style-name="Visited_20_Internet_20_Link"><text:span text:style-name="T7">http://www.hcso.tampa.fl.us/PublicInquiry/Arrest/Inquiry/Search</text:span></text:a></text:p>
      <text:p text:style-name="P1"><text:a xlink:type="simple" xlink:href="http://www.hcso.tampa.fl.us/PublicInquiry/ArrestInquiry/ViewArrest?id=99068448&amp;k1=8d37d8e87f16e8b&amp;k2=MTg3NjY4MzQ4" text:style-name="Internet_20_link" text:visited-style-name="Visited_20_Internet_20_Link"><text:span text:style-name="T7">http://www.hcso.tampa.fl.us/PublicInquiry/ArrestInquiry/ViewArrest?id=99068448&amp;k1=8d37d8e87f16e8b&amp;k2=MTg3NjY4MzQ4</text:span></text:a></text:p>
      <text:p text:style-name="P6"/>
      <text:p text:style-name="P7">We would like data for all current and former inmates and all data fields reported with the “Include Arrest Details” box checked and unchecked. There is a “Release Remarks” field reported with the box unchecked that is not on the report with the box checked.</text:p>
      <text:p text:style-name="P7"/>
      <text:p text:style-name="P7">The only exception to the above is that we do not need mug-shot photos.</text:p>
      <text:p text:style-name="P7"/>
      <text:p text:style-name="P7">If there are any data fields that are public record but not displayed on the website, please include them in the data.</text:p>
      <text:p text:style-name="P7"/>
      <text:p text:style-name="P7">Any format or media type will be fine although CSV is preferred. <text:span text:style-name="T2">We expect the data files to be too large for gmail but anything is acceptable. </text:span>We anticipate several files related by a database key such as “Booking Number.” </text:p>
      <text:p text:style-name="P7"/>
      <text:p text:style-name="P7"/>
      <text:p text:style-name="P10">Near Real-Time Data</text:p>
      <text:p text:style-name="P8">This is a request for a data feed of new booking and release data similar to this feed:</text:p>
      <text:p text:style-name="P8"/>
      <text:p text:style-name="P3"><text:a xlink:type="simple" xlink:href="http://www.tampabay.com/mugshots/feeds/hillsborough/" text:style-name="Internet_20_link" text:visited-style-name="Visited_20_Internet_20_Link"><text:span text:style-name="T7">http://www.tampabay.com/mugshots/feeds/hillsborough/</text:span></text:a></text:p>
      <text:p text:style-name="P8"/>
      <text:p text:style-name="P8">However, this feed does not include release data and we would like to know if this might be possible, <text:span text:style-name="T5">which may require a separate feed</text:span>. <text:span text:style-name="T5">Obviously, we don't know the details of the TBT feed but we expect that using the same process will be simplest for both of us. </text:span>We would like the same data describ<text:span text:style-name="T5">ed</text:span> in the above Historical Data Request.</text:p>
      <text:p text:style-name="P8"/>
      <text:p text:style-name="P8"/>
      <text:p text:style-name="P11">Metadata</text:p>
      <text:p text:style-name="P9">The Release Remarks, and ABN fields use codes that we cannot find definitions for. Please provide definition files for those codes.</text:p>
      <text:p text:style-name="P8"/>
      <text:p text:style-name="P12">Contact and Delivery</text:p>
      <text:p text:style-name="P5">Of course, please contact us with any questions or concerns by email or phone, and provide an estimate of costs and a rough idea of how long th<text:span text:style-name="T5">ese</text:span> request<text:span text:style-name="T5">s</text:span> might take. As we discussed on the phone, there is an event <text:span text:style-name="T3">that begins on June 3</text:span><text:span text:style-name="T4">rd <text:s/></text:span>sponsored by the Tampa Innovation Alliance <text:span text:style-name="T3">called a Codapalooza</text:span>. <text:span text:style-name="T3">We would like to have the data available for that event.</text:span></text:p>
      <text:p text:style-name="P4"/>
      <text:p text:style-name="P4"/>
      <text:p text:style-name="P4">Contact information:</text:p>
      <text:p text:style-name="P4"/>
      <text:p text:style-name="P7">Phil <text:span text:style-name="T2">Muino</text:span></text:p>
      <text:p text:style-name="P4">6624 Appaloosa Drive</text:p>
      <text:p text:style-name="P4">Tampa, FL 33625</text:p>
      <text:p text:style-name="P4">813-926-7700, pmdata1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791in" fo:margin-bottom="0.4583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3:22:19.567000000</meta:creation-date>
    <meta:generator>LibreOffice/5.0.3.2$Windows_x86 LibreOffice_project/e5f16313668ac592c1bfb310f4390624e3dbfb75</meta:generator>
    <dc:date>2016-05-16T14:59:22.515000000</dc:date>
    <meta:editing-duration>PT19M58S</meta:editing-duration>
    <meta:editing-cycles>3</meta:editing-cycles>
    <meta:document-statistic meta:table-count="0" meta:image-count="0" meta:object-count="0" meta:page-count="1" meta:paragraph-count="24" meta:word-count="380" meta:character-count="2443" meta:non-whitespace-character-count="2083"/>
  </office:meta>
</office:document-meta>
</file>